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style:font-size-asian="15.75pt" style:font-size-complex="18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 Commands</text:p>
      <text:p text:style-name="P2"/>
      <text:p text:style-name="P2">#v = 1:5</text:p>
      <text:p text:style-name="P2">#v = &lt;-seq()</text:p>
      <text:p text:style-name="P2">#byrow = F riempe per righe</text:p>
      <text:p text:style-name="P2">#byrow = T riempe per righe</text:p>
      <text:p text:style-name="P2">#W &lt;- rbind(c(1,5,9),c(2,6,10),c(3,7,11),c(4,8,12))</text:p>
      <text:p text:style-name="P2">#dim(v) solo su matrici è un esempio di cm nn tt sia intercambiabile</text:p>
      <text:p text:style-name="P2">#v[-1] tt vet tranne primo, ma chi cazzo le pensa ste cose</text:p>
      <text:p text:style-name="P2">#W+c matrice + vettore ... ATTENZIONE! Recicling "column-major", cioè per colonne </text:p>
      <text:p text:style-name="P2">scritto &lt;- list (corso = 'Statistica per Ingegneria Matematica', </text:p>
      <text:p text:style-name="P2"><text:s text:c="12"/>data.esame = '04/07/2009', </text:p>
      <text:p text:style-name="P2"><text:s text:c="12"/>num_iscritti = 7, </text:p>
      <text:p text:style-name="P2"><text:s text:c="12"/>num_consegnati = 6, </text:p>
      <text:p text:style-name="P2"><text:s text:c="12"/>numeri_matricola = as.character(c(45020,45679,46789,43126,42345,47568,45674)), </text:p>
      <text:p text:style-name="P2"><text:s text:c="12"/>voti = c(30,19,29,NA,25,26,27) </text:p>
      <text:p text:style-name="P2"><text:s text:c="12"/>)</text:p>
      <text:p text:style-name="P2">##data.frame: oggetti costituiti da vettori di ugual lunghezza, anche di tipo diverso.</text:p>
      <text:p text:style-name="P2">#plot su una variabile resa fattore mi fa istogramma</text:p>
      <text:p text:style-name="P2">#vitaminaD &lt;- read.table('vitaminaD.txt', sep="\t", header=TRUE) sep dice che cosa separi i vari dati</text:p>
      <text:p text:style-name="P2">#quantili empirici non sono ben definiti spesso possono essere un dato ed il successivo</text:p>
      <text:p text:style-name="P2">#quindi attenzione al confronto con R etc. scelgo io quale convenzione seguire, ma ATTENZIONE</text:p>
      <text:p text:style-name="P2"># nn posso fattorizzare continue quindi uso hist</text:p>
      <text:p text:style-name="P2">#hist(Vitamina_D,prob=TRUE) in ordinata ci sono le densità </text:p>
      <text:p text:style-name="P2"># si possono imporre classi di ampiezza diversa </text:p>
      <text:p text:style-name="P2"># N.B. in questo caso il grafico ha comunque area 1! </text:p>
      <text:p text:style-name="P2">#hist(Vitamina_D,prob=TRUE,main='Istogramma Vitamina D',xlab='Concentrazione',ylab='Densità',xlim=c(min(Vitamina_D)-5,max(Vitamina_D)+5),boxplot(Vitamina_D,horizontal=FALSE, main="Boxplot Vitamina D",ylab="Concentrazione",ylim=c(0,90))breaks=c(min(Vitamina_D),20,26,32,38,44,56,68,max(Vitamina_D)))</text:p>
      <text:p text:style-name="P2"># per calcolare gli indici di posizione e dispersione separatamente per ogni sottocampione, </text:p>
      <text:p text:style-name="P2"># individuato dal sesso, è comodo utilizzare la funzione tapply: essa applica una <text:soft-page-break/>certa funzione </text:p>
      <text:p text:style-name="P2"># (terzo argomento) a ciascuno dei sottoinsiemi - non vuoti - di valori di una variabile (primo argomento) </text:p>
      <text:p text:style-name="P2"># individuati da un fattore di raggruppamento (secondo argomento). </text:p>
      <text:p text:style-name="P2"># quindi per noi il primo argomento è la variabile Temperatura, il secondo è la variabile Sesso (categorica!) </text:p>
      <text:p text:style-name="P2"># metre il terzo sarà di volta in volta la funzione che dobbiamo applicare per ottenere l'indice cercato </text:p>
      <text:p text:style-name="P2">N.B. attenzione alle funzioni a valori vettoriali (come range) o a più argomenti (come quantile) </text:p>
      <text:p text:style-name="P2">par(mfrow=c(1,2)) # serve ad affiancare i due istogrammi </text:p>
      <text:p text:style-name="P2">tapply(Temperatura,Sesso,mean) # media </text:p>
      <text:p text:style-name="P2"><text:s/>morale: per dati uso istogrammi mentre per confronto tra categorie uso boxplot</text:p>
      <text:p text:style-name="P2">colori sono molto più veloci di parole e cose sono più evidenti</text:p>
      <text:p text:style-name="P2">rnorm(quanti mean = sd=) genera distribuzione normale</text:p>
      <text:p text:style-name="P2">ran (distribuzione) ci da il min e max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enzo Fiorentini</meta:initial-creator>
    <meta:creation-date>2014-03-20T13:04:19</meta:creation-date>
    <dc:date>2014-04-03T12:30:54</dc:date>
    <dc:creator>Lorenzo Fiorentini</dc:creator>
    <meta:editing-duration>PT01H48M25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2" meta:paragraph-count="39" meta:word-count="342" meta:character-count="2585"/>
  </office:meta>
</office:document-meta>
</file>